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11mm"/>
    </style:style>
    <style:style style:name="co4" style:family="table-column">
      <style:table-column-properties fo:break-before="auto" style:column-width="24.31mm"/>
    </style:style>
    <style:style style:name="co5" style:family="table-column">
      <style:table-column-properties fo:break-before="auto" style:column-width="2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RCHITECTURE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memory (in GB)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ctor size (in B)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ULATION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 grid size in x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ocal grid size in y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ocal grid size in z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k size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cal total grid size</text:p>
          </table:table-cell>
          <table:table-cell table:formula="of:=[.B6]*[.B7]*[.B8]" office:value-type="float" office:value="262144" calcext:value-type="float">
            <text:p>262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cle size</text:p>
          </table:table-cell>
          <table:table-cell table:style-name="ce1" table:formula="of:=36+[.B3]/[.B9]" office:value-type="float" office:value="36.5" calcext:value-type="float">
            <text:p>36,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x extra memory – 8 colors</text:p>
          </table:table-cell>
          <table:table-cell table:style-name="ce1" table:formula="of:=4*[.B11]*[.B9]*[.B12]/1000000000" office:value-type="float" office:value="4.898947072" calcext:value-type="float">
            <text:p>4,898947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imum N (in millions)</text:p>
          </table:table-cell>
          <table:table-cell table:formula="of:=0.9*([.B$2]-[.B13])*1000/[.B12]" office:value-type="float" office:value="2246.32733247123" calcext:value-type="float">
            <text:p>2246,327332471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table:style-name="ce1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1:47:54.424508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48:33.056892205</meta:creation-date>
    <meta:generator>LibreOffice/5.1.6.2$Linux_X86_64 LibreOffice_project/10m0$Build-2</meta:generator>
    <dc:date>2018-05-09T11:53:49.505715432</dc:date>
    <meta:editing-duration>PT2H44M43S</meta:editing-duration>
    <meta:editing-cycles>84</meta:editing-cycles>
    <meta:document-statistic meta:table-count="1" meta:cell-count="22" meta:object-count="0"/>
  </office:meta>
</office:document-meta>
</file>